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9060" officeooo:paragraph-rsid="00099060"/>
    </style:style>
    <style:style style:name="P2" style:family="paragraph" style:parent-style-name="Standard">
      <style:text-properties officeooo:rsid="00099060" officeooo:paragraph-rsid="00099060"/>
    </style:style>
    <style:style style:name="P3" style:family="paragraph" style:parent-style-name="Standard">
      <style:text-properties officeooo:rsid="000bc61b" officeooo:paragraph-rsid="000bc61b"/>
    </style:style>
    <style:style style:name="P4" style:family="paragraph" style:parent-style-name="Standard">
      <style:text-properties officeooo:rsid="00236289" officeooo:paragraph-rsid="00236289"/>
    </style:style>
    <style:style style:name="T1" style:family="text">
      <style:text-properties officeooo:rsid="000b37d7"/>
    </style:style>
    <style:style style:name="T2" style:family="text">
      <style:text-properties officeooo:rsid="000bc61b"/>
    </style:style>
    <style:style style:name="T3" style:family="text">
      <style:text-properties officeooo:rsid="000cfb3e"/>
    </style:style>
    <style:style style:name="T4" style:family="text">
      <style:text-properties officeooo:rsid="000e0ea6"/>
    </style:style>
    <style:style style:name="T5" style:family="text">
      <style:text-properties officeooo:rsid="00100c64"/>
    </style:style>
    <style:style style:name="T6" style:family="text">
      <style:text-properties officeooo:rsid="0010aa47"/>
    </style:style>
    <style:style style:name="T7" style:family="text">
      <style:text-properties officeooo:rsid="00116a17"/>
    </style:style>
    <style:style style:name="T8" style:family="text">
      <style:text-properties officeooo:rsid="00126e8a"/>
    </style:style>
    <style:style style:name="T9" style:family="text">
      <style:text-properties officeooo:rsid="0013a58f"/>
    </style:style>
    <style:style style:name="T10" style:family="text">
      <style:text-properties officeooo:rsid="00152757"/>
    </style:style>
    <style:style style:name="T11" style:family="text">
      <style:text-properties officeooo:rsid="00159b38"/>
    </style:style>
    <style:style style:name="T12" style:family="text">
      <style:text-properties officeooo:rsid="00193319"/>
    </style:style>
    <style:style style:name="T13" style:family="text">
      <style:text-properties officeooo:rsid="001a23e6"/>
    </style:style>
    <style:style style:name="T14" style:family="text">
      <style:text-properties officeooo:rsid="001ac21d"/>
    </style:style>
    <style:style style:name="T15" style:family="text">
      <style:text-properties officeooo:rsid="001c31dc"/>
    </style:style>
    <style:style style:name="T16" style:family="text">
      <style:text-properties officeooo:rsid="001dc549"/>
    </style:style>
    <style:style style:name="T17" style:family="text">
      <style:text-properties officeooo:rsid="001e1117"/>
    </style:style>
    <style:style style:name="T18" style:family="text">
      <style:text-properties officeooo:rsid="001e263d"/>
    </style:style>
    <style:style style:name="T19" style:family="text">
      <style:text-properties officeooo:rsid="001e7a17"/>
    </style:style>
    <style:style style:name="T20" style:family="text">
      <style:text-properties officeooo:rsid="001fedc5"/>
    </style:style>
    <style:style style:name="T21" style:family="text">
      <style:text-properties officeooo:rsid="002168a5"/>
    </style:style>
    <style:style style:name="T22" style:family="text">
      <style:text-properties officeooo:rsid="0025b2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åning 3! <text:span text:style-name="T3">(~5 x ~5 m, 5m är nära vägg)</text:span></text:p>
      <text:p text:style-name="P4">DSP 9 frekvenser sin <text:span text:style-name="T22">(-20 dB högtalare)</text:span></text:p>
      <text:p text:style-name="P3"/>
      <text:p text:style-name="P1">Högtalare mitten 0 grader</text:p>
      <text:p text:style-name="P1">1 m: <text:span text:style-name="T1">65.5</text:span></text:p>
      <text:p text:style-name="P1">2 m: <text:span text:style-name="T2">63.7</text:span></text:p>
      <text:p text:style-name="P1">3 m: <text:span text:style-name="T2">63.8</text:span></text:p>
      <text:p text:style-name="P1">4 m: <text:span text:style-name="T2">60.8</text:span></text:p>
      <text:p text:style-name="P1">5 m: <text:span text:style-name="T2">58.8</text:span></text:p>
      <text:p text:style-name="P1"/>
      <text:p text:style-name="P1">Högtalare mitten 45 grader</text:p>
      <text:p text:style-name="P1">1 m: <text:span text:style-name="T2">61.9</text:span></text:p>
      <text:p text:style-name="P1">2 m: <text:span text:style-name="T2">60.0</text:span></text:p>
      <text:p text:style-name="P1">3 m: <text:span text:style-name="T2">57.8</text:span></text:p>
      <text:p text:style-name="P1">4 m: <text:span text:style-name="T2">58.1</text:span></text:p>
      <text:p text:style-name="P1">5 m: <text:span text:style-name="T2">56.3</text:span></text:p>
      <text:p text:style-name="P1"/>
      <text:p text:style-name="P1">Högtalare mitten 90 grader</text:p>
      <text:p text:style-name="P1">1 m: <text:span text:style-name="T2">53.8</text:span></text:p>
      <text:p text:style-name="P1">2 m: <text:span text:style-name="T2">54.4</text:span></text:p>
      <text:p text:style-name="P1">3 m: <text:span text:style-name="T2">54.2</text:span></text:p>
      <text:p text:style-name="P1">4 m: <text:span text:style-name="T2">52.7</text:span></text:p>
      <text:p text:style-name="P1">5 m: <text:span text:style-name="T2">50.6</text:span></text:p>
      <text:p text:style-name="P1"/>
      <text:p text:style-name="P1">Högtalare mitten 135 grader</text:p>
      <text:p text:style-name="P1">1 m: <text:span text:style-name="T2">56.2</text:span></text:p>
      <text:p text:style-name="P1">2 m: <text:span text:style-name="T2">56.8</text:span></text:p>
      <text:p text:style-name="P1">3 m: <text:span text:style-name="T2">54.5</text:span></text:p>
      <text:p text:style-name="P1">4 m: <text:span text:style-name="T2">52.8</text:span></text:p>
      <text:p text:style-name="P1">5 m: <text:span text:style-name="T3">52.5</text:span></text:p>
      <text:p text:style-name="P1"/>
      <text:p text:style-name="P1">Högtalare mitten 180 grader</text:p>
      <text:p text:style-name="P1">1 m: <text:span text:style-name="T4">59.4</text:span></text:p>
      <text:p text:style-name="P1">2 m: <text:span text:style-name="T4">55.5</text:span></text:p>
      <text:p text:style-name="P1">3 m: <text:span text:style-name="T5">54.0</text:span></text:p>
      <text:p text:style-name="P1">4 m: <text:span text:style-name="T6">53.4</text:span></text:p>
      <text:p text:style-name="P1">5 m: <text:span text:style-name="T6">54.5</text:span></text:p>
      <text:p text:style-name="P1"/>
      <text:p text:style-name="P1">Högtalare mitten 225 grader</text:p>
      <text:p text:style-name="P1">1 m: <text:span text:style-name="T7">57.2</text:span></text:p>
      <text:p text:style-name="P1">2 m: <text:span text:style-name="T9">53.8</text:span></text:p>
      <text:p text:style-name="P1">3 m: <text:span text:style-name="T10">52.1</text:span></text:p>
      <text:p text:style-name="P1">4 m: <text:span text:style-name="T11">53.2</text:span></text:p>
      <text:p text:style-name="P1">5 m: <text:span text:style-name="T11">54.6</text:span></text:p>
      <text:p text:style-name="P1"/>
      <text:p text:style-name="P1">Högtalare mitten 270 grader</text:p>
      <text:p text:style-name="P1">1 m: <text:span text:style-name="T12">60.1</text:span></text:p>
      <text:p text:style-name="P1">2 m: <text:span text:style-name="T13">57.2</text:span></text:p>
      <text:p text:style-name="P1">3 m: <text:span text:style-name="T14">54.5</text:span></text:p>
      <text:p text:style-name="P1">4 m: <text:span text:style-name="T15">52.6</text:span></text:p>
      <text:p text:style-name="P1">5 m: <text:span text:style-name="T16">54.7</text:span></text:p>
      <text:p text:style-name="P1"/>
      <text:p text:style-name="P1"><text:soft-page-break/>Högtalare mitten 315 grader</text:p>
      <text:p text:style-name="P1">1 m: <text:span text:style-name="T17">63.0</text:span></text:p>
      <text:p text:style-name="P1">2 m: <text:span text:style-name="T18">62.2</text:span></text:p>
      <text:p text:style-name="P1">3 m: <text:span text:style-name="T19">57.4</text:span></text:p>
      <text:p text:style-name="P1">4 m: <text:span text:style-name="T20">57.1</text:span></text:p>
      <text:p text:style-name="P1">5 m: <text:span text:style-name="T21">53.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5:32:05.634945140</meta:creation-date>
    <dc:date>2018-03-29T16:13:03.272925382</dc:date>
    <meta:editing-duration>PT19M35S</meta:editing-duration>
    <meta:editing-cycles>28</meta:editing-cycles>
    <meta:generator>LibreOffice/5.1.6.2$Linux_x86 LibreOffice_project/10m0$Build-2</meta:generator>
    <meta:document-statistic meta:table-count="0" meta:image-count="0" meta:object-count="0" meta:page-count="2" meta:paragraph-count="50" meta:word-count="169" meta:character-count="649" meta:non-whitespace-character-count="530"/>
  </office:meta>
</office:document-meta>
</file>